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Endnote">
      <style:text-properties fo:font-size="12pt" officeooo:rsid="00276126" officeooo:paragraph-rsid="00276126" style:font-size-asian="10.5pt" style:font-size-complex="12pt"/>
    </style:style>
    <style:style style:name="P2" style:family="paragraph" style:parent-style-name="Endnote">
      <style:text-properties fo:font-size="10pt" officeooo:rsid="00266770" officeooo:paragraph-rsid="00266770" style:font-size-asian="8.75pt" style:font-size-complex="10pt"/>
    </style:style>
    <style:style style:name="P3" style:family="paragraph" style:parent-style-name="Endnote">
      <style:text-properties fo:font-size="10pt" officeooo:rsid="0024d924" officeooo:paragraph-rsid="0024d924" style:font-size-asian="10pt" style:font-size-complex="10pt"/>
    </style:style>
    <style:style style:name="P4" style:family="paragraph" style:parent-style-name="Endnote">
      <style:text-properties fo:font-size="11pt" officeooo:rsid="00266770" officeooo:paragraph-rsid="00266770" style:font-size-asian="11pt" style:font-size-complex="11pt"/>
    </style:style>
    <style:style style:name="P5" style:family="paragraph" style:parent-style-name="Endnote">
      <style:text-properties fo:font-size="11pt" officeooo:rsid="0024d924" officeooo:paragraph-rsid="0024d924" style:font-size-asian="11pt" style:font-size-complex="11pt"/>
    </style:style>
    <style:style style:name="P6" style:family="paragraph" style:parent-style-name="Standard">
      <style:paragraph-properties fo:margin-top="0cm" fo:margin-bottom="0.275cm" loext:contextual-spacing="false" style:writing-mode="page"/>
      <style:text-properties fo:font-size="14pt" officeooo:rsid="001997b0" officeooo:paragraph-rsid="001997b0" style:font-size-asian="14pt" style:font-size-complex="14pt"/>
    </style:style>
    <style:style style:name="P7" style:family="paragraph" style:parent-style-name="Standard">
      <style:paragraph-properties fo:margin-top="0cm" fo:margin-bottom="0.275cm" loext:contextual-spacing="false" style:writing-mode="page"/>
      <style:text-properties fo:font-size="14pt" officeooo:rsid="001ad236" officeooo:paragraph-rsid="001ad236" style:font-size-asian="14pt" style:font-size-complex="14pt"/>
    </style:style>
    <style:style style:name="P8" style:family="paragraph" style:parent-style-name="Standard">
      <style:paragraph-properties fo:margin-top="0cm" fo:margin-bottom="0.275cm" loext:contextual-spacing="false" style:writing-mode="page"/>
      <style:text-properties fo:font-size="14pt" officeooo:rsid="001bd2be" officeooo:paragraph-rsid="001bd2be" style:font-size-asian="14pt" style:font-size-complex="14pt"/>
    </style:style>
    <style:style style:name="P9" style:family="paragraph" style:parent-style-name="Standard">
      <style:paragraph-properties fo:margin-top="0cm" fo:margin-bottom="0.275cm" loext:contextual-spacing="false" style:writing-mode="page"/>
      <style:text-properties fo:font-size="14pt" officeooo:rsid="001d5db9" officeooo:paragraph-rsid="001d5db9" style:font-size-asian="14pt" style:font-size-complex="14pt"/>
    </style:style>
    <style:style style:name="P10" style:family="paragraph" style:parent-style-name="Standard">
      <style:paragraph-properties fo:margin-top="0cm" fo:margin-bottom="0.275cm" loext:contextual-spacing="false" style:writing-mode="page"/>
      <style:text-properties fo:font-size="14pt" officeooo:rsid="001de87d" officeooo:paragraph-rsid="001de87d" style:font-size-asian="14pt" style:font-size-complex="14pt"/>
    </style:style>
    <style:style style:name="P11" style:family="paragraph" style:parent-style-name="Standard">
      <style:paragraph-properties fo:margin-top="0cm" fo:margin-bottom="0.275cm" loext:contextual-spacing="false" style:writing-mode="page"/>
      <style:text-properties fo:font-size="14pt" fo:font-style="normal" officeooo:rsid="001ad236" officeooo:paragraph-rsid="001ad236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margin-top="0cm" fo:margin-bottom="0.275cm" loext:contextual-spacing="false" style:writing-mode="page"/>
      <style:text-properties fo:font-size="14pt" fo:font-weight="normal" officeooo:rsid="001fd216" officeooo:paragraph-rsid="001fd21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.275cm" loext:contextual-spacing="false" style:writing-mode="page"/>
      <style:text-properties fo:font-size="14pt" fo:font-weight="normal" officeooo:rsid="001fd216" officeooo:paragraph-rsid="0034086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.275cm" loext:contextual-spacing="false" style:writing-mode="page"/>
      <style:text-properties fo:font-size="14pt" officeooo:rsid="00205ea7" officeooo:paragraph-rsid="00205ea7" style:font-size-asian="14pt" style:font-size-complex="14pt"/>
    </style:style>
    <style:style style:name="P15" style:family="paragraph" style:parent-style-name="Standard">
      <style:paragraph-properties fo:margin-top="0cm" fo:margin-bottom="0.275cm" loext:contextual-spacing="false" style:writing-mode="page"/>
      <style:text-properties fo:font-size="14pt" officeooo:rsid="003b90b0" officeooo:paragraph-rsid="003b90b0" style:font-size-asian="14pt" style:font-size-complex="14pt"/>
    </style:style>
    <style:style style:name="P16" style:family="paragraph" style:parent-style-name="Standard">
      <style:paragraph-properties fo:margin-top="0cm" fo:margin-bottom="0.275cm" loext:contextual-spacing="false" style:writing-mode="page"/>
      <style:text-properties fo:font-size="14pt" fo:font-weight="normal" officeooo:rsid="001fd216" officeooo:paragraph-rsid="001fd21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.275cm" loext:contextual-spacing="false" style:writing-mode="page"/>
      <style:text-properties fo:font-size="14pt" fo:font-style="normal" fo:font-weight="normal" officeooo:rsid="00205ea7" officeooo:paragraph-rsid="002ee41d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Heading">
      <style:text-properties officeooo:rsid="003a2ac6" officeooo:paragraph-rsid="003a2ac6"/>
    </style:style>
    <style:style style:name="P19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c228d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807c3" style:font-style-asian="italic" style:font-weight-asian="bold" style:font-style-complex="italic" style:font-weight-complex="bold"/>
    </style:style>
    <style:style style:name="T5" style:family="text">
      <style:text-properties officeooo:rsid="001ad236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d236" style:font-style-asian="normal" style:font-style-complex="normal"/>
    </style:style>
    <style:style style:name="T8" style:family="text">
      <style:text-properties fo:font-style="normal" officeooo:rsid="001bd2be" style:font-style-asian="normal" style:font-style-complex="normal"/>
    </style:style>
    <style:style style:name="T9" style:family="text">
      <style:text-properties fo:font-style="normal" officeooo:rsid="001d5db9" style:font-style-asian="normal" style:font-style-complex="normal"/>
    </style:style>
    <style:style style:name="T10" style:family="text">
      <style:text-properties fo:font-style="normal" officeooo:rsid="001de87d" style:font-style-asian="normal" style:font-style-complex="normal"/>
    </style:style>
    <style:style style:name="T11" style:family="text">
      <style:text-properties fo:font-style="normal" officeooo:rsid="00205ea7" style:font-style-asian="normal" style:font-style-complex="normal"/>
    </style:style>
    <style:style style:name="T12" style:family="text">
      <style:text-properties fo:font-style="normal" officeooo:rsid="00290bcb" style:font-style-asian="normal" style:font-style-complex="normal"/>
    </style:style>
    <style:style style:name="T13" style:family="text">
      <style:text-properties fo:font-style="normal" officeooo:rsid="002ee41d" style:font-style-asian="normal" style:font-style-complex="normal"/>
    </style:style>
    <style:style style:name="T14" style:family="text">
      <style:text-properties fo:font-style="normal" officeooo:rsid="0036efb2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ee41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90bc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1eedf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ee41d" style:font-style-asian="normal" style:font-weight-asian="normal" style:font-style-complex="normal" style:font-weight-complex="normal"/>
    </style:style>
    <style:style style:name="T21" style:family="text">
      <style:text-properties officeooo:rsid="001bd2b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ee41d" style:font-weight-asian="bold" style:font-weight-complex="bold"/>
    </style:style>
    <style:style style:name="T24" style:family="text">
      <style:text-properties fo:language="en" fo:country="US" fo:font-style="italic" officeooo:rsid="002c228d" style:font-style-asian="italic" style:font-style-complex="italic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officeooo:rsid="002dc17d"/>
    </style:style>
    <style:style style:name="T27" style:family="text">
      <style:text-properties officeooo:rsid="002ee41d"/>
    </style:style>
    <style:style style:name="T28" style:family="text">
      <style:text-properties officeooo:rsid="002fab2a"/>
    </style:style>
    <style:style style:name="T29" style:family="text">
      <style:text-properties officeooo:rsid="0033be3b"/>
    </style:style>
    <style:style style:name="T30" style:family="text">
      <style:text-properties officeooo:rsid="0034086c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officeooo:rsid="002807c3" style:font-size-asian="11pt" style:font-size-complex="11pt"/>
    </style:style>
    <style:style style:name="T3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4" style:family="text">
      <style:text-properties fo:font-size="11pt" fo:font-style="italic" fo:font-weight="bold" officeooo:rsid="002807c3" style:font-size-asian="11pt" style:font-style-asian="italic" style:font-weight-asian="bold" style:font-size-complex="11pt" style:font-style-complex="italic" style:font-weight-complex="bold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Version Nexon <text:span text:style-name="T28">of Python client for Crazyflie</text:span></text:h>
      <text:h text:style-name="Heading_20_3" text:outline-level="3">Modifications:</text:h>
      <text:p text:style-name="P18">First commit</text:p>
      <text:p text:style-name="P6">1 <text:span text:style-name="T21">First check <text:s/>that </text:span><text:s/>the joystick is well settled on analogic control on its axles. A new « true or false » <text:span text:style-name="T3">analog</text:span> parameter <text:span text:style-name="T5">in </text:span><text:span text:style-name="T1"><text:s/></text:span><text:span text:style-name="T3">~/.config/cfclient/config.json</text:span><text:span text:style-name="T1"> </text:span><text:span text:style-name="T7">manages this behavior,</text:span></text:p>
      <text:p text:style-name="P7"><text:span text:style-name="T6">2 Management of the debugging logs in a directory of the project’s : </text:span><text:span text:style-name="T3">…/crazyflie-logs</text:span><text:span text:style-name="T15">,</text:span></text:p>
      <text:p text:style-name="P7"><text:span text:style-name="T6">3 </text:span><text:span text:style-name="T10">Presentation more compact </text:span><text:span text:style-name="T6"><text:s/>of the flight control’s tab,</text:span></text:p>
      <text:p text:style-name="P11">4 Suppression of non significant decimals,</text:p>
      <text:p text:style-name="P7"><text:span text:style-name="T6">5 </text:span><text:span text:style-name="T8">Screen position </text:span><text:span text:style-name="T10">preserved,</text:span><text:span text:style-name="T8"><text:note text:id="ftn1" text:note-class="endnote"><text:note-citation>i</text:note-citation><text:note-body><text:p text:style-name="P5">Not for a <text:span text:style-name="T29">simple</text:span> displacement (restricti<text:span text:style-name="T26">on of the</text:span><text:span text:style-name="T22"> Qt</text:span> Library)</text:p><text:p text:style-name="P3"/></text:note-body></text:note></text:span></text:p>
      <text:p text:style-name="P8"><text:span text:style-name="T6">6 <text:s/>Client off by combination </text:span><text:span text:style-name="T3">ctrl+q,</text:span></text:p>
      <text:p text:style-name="P8"><text:span text:style-name="T1">7 </text:span><text:span text:style-name="T24">Connect</text:span><text:span text:style-name="T2">/</text:span><text:span text:style-name="T24">disconnect</text:span><text:span text:style-name="T6"> <text:s/></text:span><text:span text:style-name="T25">button</text:span><text:span text:style-name="T6"> on </text:span><text:span text:style-name="T25">the</text:span><text:span text:style-name="T6"> joystick,</text:span></text:p>
      <text:p text:style-name="P8"><text:span text:style-name="T6">8 <text:s/>Display of the b</text:span><text:span text:style-name="T9">attery’s tense and re-defini</text:span><text:span text:style-name="T10">tion of</text:span><text:span text:style-name="T9"> the display marker’</text:span><text:span text:style-name="T13">s,</text:span></text:p>
      <text:p text:style-name="P9"><text:span text:style-name="T6">9 Use of the </text:span><text:span text:style-name="T3">Xbox360 wireless</text:span><text:span text:style-name="T6"> joystick,</text:span></text:p>
      <text:p text:style-name="P9"><text:span text:style-name="T6">10 Insertion of a </text:span><text:span text:style-name="T11">flip-up device</text:span><text:span text:style-name="T6"> for the power-assisted flight,</text:span></text:p>
      <text:p text:style-name="P9"><text:span text:style-name="T6">11 <text:s/></text:span><text:span text:style-name="T12">Lists of p</text:span><text:span text:style-name="T6">arameters or variables logs are fold</text:span><text:span text:style-name="T10">ed</text:span><text:span text:style-name="T6"> </text:span><text:span text:style-name="T10">up</text:span><text:span text:style-name="T6"> at opening,</text:span></text:p>
      <text:p text:style-name="P10"><text:span text:style-name="T6">12 <text:s/>Modification of the </text:span><text:span text:style-name="T12">detection process </text:span><text:span text:style-name="T6">of </text:span><text:span text:style-name="T15">cf2 <text:s/></text:span><text:span text:style-name="T6">and connection taking into account memorising the connecti</text:span><text:span text:style-name="T12">on’s</text:span><text:span text:style-name="T6"> address,</text:span><text:span text:style-name="T6"><text:note text:id="ftn2" text:note-class="endnote"><text:note-citation>ii</text:note-citation><text:note-body><text:p text:style-name="P4">The new process consists in displaying the memorized <text:span text:style-name="T22">Cf2 URI</text:span> with the possibi<text:span text:style-name="T30">l</text:span>ity either to connect oneself directly without any further action, either to redefine a new URI, first by changing the address in the dedicated window, then by pressing the « confirm » button. The new address is taken into account and the « scan » button then allows to choose <text:span text:style-name="T27">a</text:span> new URI. One may also press « confirm » to scan a same address again.</text:p><text:p text:style-name="P2"/></text:note-body></text:note></text:span></text:p>
      <text:p text:style-name="P12"><text:span text:style-name="T6">13 Setting up of sound and lights commands. A </text:span><text:span text:style-name="T3">sound-all</text:span><text:span text:style-name="T1"> </text:span><text:span text:style-name="T6">button</text:span><text:span text:style-name="T1"> </text:span><text:span text:style-name="T6">allows to display all of the programmed sounds,</text:span></text:p>
      <text:p text:style-name="Heading">Second commit</text:p>
      <text:p text:style-name="P13"><text:span text:style-name="T6">14 <text:s/>Profile sub-routine for the thrust command </text:span><text:span text:style-name="T14">(not assisted flight) </text:span><text:span text:style-name="T6">in the file </text:span><text:span text:style-name="T4">_init_.py</text:span><text:span text:style-name="T3"> </text:span><text:span text:style-name="T6">in the </text:span><text:span text:style-name="T3">cfclient/utils/input</text:span><text:span text:style-name="T6"> directory,</text:span><text:span text:style-name="T6"><text:note text:id="ftn3" text:note-class="endnote"><text:note-citation>iii</text:note-citation><text:note-body><text:p text:style-name="P1"><text:s/><text:span text:style-name="T32">A</text:span><text:span text:style-name="T31">head of the </text:span><text:span text:style-name="T33">utils/input/_init_.py</text:span><text:span text:style-name="T31"> module, a </text:span><text:span text:style-name="T35">PROFILER</text:span><text:span text:style-name="T31"> global variable defines the use of the </text:span><text:span text:style-name="T33">profile</text:span><text:span text:style-name="T31"> routine through its true or false value. The command stays inactive until the </text:span><text:span text:style-name="T35">SOFT_THRUST_S</text:span><text:span text:style-name="T31"> step, then jumps to the </text:span><text:span text:style-name="T35">SOFT_THRUST</text:span><text:span text:style-name="T31"> value. It respects the </text:span><text:span text:style-name="T32">limits expected in the flight mode (configured in </text:span><text:span text:style-name="T34">utils/input/_init_.py</text:span><text:span text:style-name="T32">).</text:span></text:p></text:note-body></text:note></text:span></text:p>
      <text:p text:style-name="P12"><text:span text:style-name="T6">15 The joystick turns on power assisted mode if cf connected </text:span><text:span text:style-name="T15">only,</text:span></text:p>
      <text:p text:style-name="P12"><text:span text:style-name="T6">16 Insertion of </text:span><text:span text:style-name="T11">a check box/ flip-up device « power assisted flight ». </text:span><text:span text:style-name="T13">The Flight tab takes account of assistance only in the case of correct answer of the </text:span><text:span text:style-name="T16">cf2</text:span><text:span text:style-name="T11">,</text:span></text:p>
      <text:p text:style-name="P17">17 Displays in assisted mode <text:span text:style-name="T27">settled after correct answer of the </text:span><text:span text:style-name="T23">cf2</text:span><text:span text:style-name="T27">,</text:span></text:p>
      <text:p text:style-name="P14"><text:span text:style-name="T17">18 Finalisation of the flight modes </text:span><text:span text:style-name="T3">althold, heighthold</text:span><text:span text:style-name="T17"> and </text:span><text:span text:style-name="T3">hover ; </text:span><text:span text:style-name="T17">setting up </text:span><text:span text:style-name="T18">of <text:s/></text:span><text:span text:style-name="T17">a </text:span><text:span text:style-name="T3">landing </text:span><text:span text:style-name="T17">flip-up device with </text:span><text:span text:style-name="T19">landing assistance desactivation </text:span><text:span text:style-name="T20">at low height</text:span><text:span text:style-name="T19"> ,</text:span></text:p>
      <text:p text:style-name="P15"><text:span text:style-name="T19">1</text:span><text:span text:style-name="T17">9 Emergency button, with indicator on FlightTab and release through double click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8:17:49.175952883</meta:creation-date>
    <dc:date>2017-12-08T17:30:06.091313467</dc:date>
    <meta:editing-duration>PT1H17M58S</meta:editing-duration>
    <meta:editing-cycles>19</meta:editing-cycles>
    <meta:generator>LibreOffice/5.2.7.2$Linux_X86_64 LibreOffice_project/20m0$Build-2</meta:generator>
    <meta:document-statistic meta:table-count="0" meta:image-count="0" meta:object-count="0" meta:page-count="2" meta:paragraph-count="26" meta:word-count="409" meta:character-count="2524" meta:non-whitespace-character-count="2128"/>
  </office:meta>
</office:document-meta>
</file>